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Table1" style:family="table">
      <style:table-properties style:width="6.6931in" table:align="left"/>
    </style:style>
    <style:style style:name="Table1.A" style:family="table-column">
      <style:table-column-properties style:column-width="0.334in"/>
    </style:style>
    <style:style style:name="Table1.B" style:family="table-column">
      <style:table-column-properties style:column-width="0.8507in"/>
    </style:style>
    <style:style style:name="Table1.C" style:family="table-column">
      <style:table-column-properties style:column-width="0.8931in"/>
    </style:style>
    <style:style style:name="Table1.D" style:family="table-column">
      <style:table-column-properties style:column-width="4.6153in"/>
    </style:style>
    <style:style style:name="Table1.A1" style:family="table-cell">
      <style:table-cell-properties style:vertical-align="middle" fo:padding-left="0.1354in" fo:padding-right="0.1354in" fo:padding-top="0.0625in" fo:padding-bottom="0.0625in" fo:border="0.05pt solid #000000"/>
    </style:style>
    <style:style style:name="Table2" style:family="table">
      <style:table-properties style:width="5.5028in" table:align="left"/>
    </style:style>
    <style:style style:name="Table2.A" style:family="table-column">
      <style:table-column-properties style:column-width="0.491in"/>
    </style:style>
    <style:style style:name="Table2.B" style:family="table-column">
      <style:table-column-properties style:column-width="2.6021in"/>
    </style:style>
    <style:style style:name="Table2.C" style:family="table-column">
      <style:table-column-properties style:column-width="2.4097in"/>
    </style:style>
    <style:style style:name="Table2.A1" style:family="table-cell">
      <style:table-cell-properties style:vertical-align="middle" fo:padding-left="0.1354in" fo:padding-right="0.1354in" fo:padding-top="0.0625in" fo:padding-bottom="0.0625in" fo:border="0.05pt solid #000000"/>
    </style:style>
    <style:style style:name="Table3" style:family="table">
      <style:table-properties style:width="0.7618in" table:align="left"/>
    </style:style>
    <style:style style:name="Table3.A" style:family="table-column">
      <style:table-column-properties style:column-width="0.7618in"/>
    </style:style>
    <style:style style:name="Table3.A1" style:family="table-cell">
      <style:table-cell-properties style:vertical-align="middle" fo:padding-left="0.1354in" fo:padding-right="0.1354in" fo:padding-top="0.0625in" fo:padding-bottom="0.0625in" fo:border="0.05pt solid #000000"/>
    </style:style>
    <style:style style:name="P1" style:family="paragraph" style:parent-style-name="Heading_20_1">
      <style:paragraph-properties fo:margin-left="0in" fo:margin-right="0in"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1f2328" loext:opacity="100%" style:font-name="apple-system" fo:font-size="12pt" fo:letter-spacing="normal" fo:font-style="normal" fo:font-weight="normal"/>
    </style:style>
    <style:style style:name="P2" style:family="paragraph" style:parent-style-name="Heading_20_1">
      <style:paragraph-properties fo:margin-left="0in" fo:margin-right="0in" fo:margin-top="0in" fo:margin-bottom="0.0972in" style: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1f2328" loext:opacity="100%" style:font-name="apple-system" fo:font-size="12pt" fo:letter-spacing="normal" fo:font-style="normal" fo:font-weight="normal"/>
    </style:style>
    <style:style style:name="P3" style:family="paragraph" style:parent-style-name="Heading_20_2">
      <style:paragraph-properties fo:margin-left="0in" fo:margin-right="0in"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1f2328" loext:opacity="100%" style:font-name="apple-system" fo:font-size="12pt" fo:letter-spacing="normal" fo:font-style="normal" fo:font-weight="normal"/>
    </style:style>
    <style:style style:name="P4" style:family="paragraph" style:parent-style-name="Heading_20_3">
      <style:paragraph-properties fo:margin-left="0in" fo:margin-right="0in" fo:line-height="125%"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5" style:family="paragraph" style:parent-style-name="Heading_20_4">
      <style:paragraph-properties fo:margin-left="0in" fo:margin-right="0in" fo:line-height="125%"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6"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style>
    <style:style style:name="P7" style:family="paragraph" style:parent-style-name="Preformatted_20_Text">
      <style:paragraph-properties fo:margin-top="0in" fo:margin-bottom="0in" style:contextual-spacing="false" fo:line-height="145%" fo:orphans="2" fo:widows="2" fo:padding="0in" fo:border="none"/>
    </style:style>
    <style:style style:name="P8" style:family="paragraph" style:parent-style-name="Quotations">
      <style:paragraph-properties fo:margin-left="0in" fo:margin-right="0in" fo:margin-top="0in" fo:margin-bottom="0in" style:contextual-spacing="false" fo:text-indent="0in" style:auto-text-indent="false" fo:padding="0in" fo:border="none"/>
    </style:style>
    <style:style style:name="P9"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0" style:family="paragraph" style:parent-style-name="Text_20_body">
      <style:paragraph-properties fo:margin-left="0in" fo:margin-right="0in" fo:margin-top="0in" fo:margin-bottom="0.0972in" style:contextual-spacing="false" fo:orphans="2" fo:widows="2" fo:text-indent="0in" style:auto-text-indent="false"/>
    </style:style>
    <style:style style:name="P11" style:family="paragraph" style:parent-style-name="Text_20_body">
      <style:paragraph-properties fo:margin-left="0in" fo:margin-right="0in" fo:margin-top="0in" fo:margin-bottom="0in" style:contextual-spacing="false" fo:orphans="2" fo:widows="2" fo:text-indent="0in" style:auto-text-indent="false"/>
    </style:style>
    <style:style style:name="T1" style:family="text">
      <style:text-properties style:text-underline-style="solid" style:text-underline-width="auto" style:text-underline-color="font-color" fo:background-color="transparent" loext:char-shading-value="0"/>
    </style:style>
    <style:style style:name="T2" style:family="text">
      <style:text-properties fo:font-variant="normal" fo:text-transform="none" fo:color="#1f2328"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3" style:family="text">
      <style:text-properties fo:font-variant="normal" fo:text-transform="none" fo:color="#1f2328" loext:opacity="100%" style:font-name="apple-system" fo:font-size="12pt" fo:letter-spacing="normal" fo:font-style="normal" fo:font-weight="normal"/>
    </style:style>
    <style:style style:name="T4" style:family="text">
      <style:text-properties fo:font-variant="normal" fo:text-transform="none" fo:color="#1f2328" loext:opacity="100%" style:font-name="apple-system" fo:font-size="12pt" fo:letter-spacing="normal" fo:font-style="normal" fo:font-weight="normal" loext:padding="0in" loext:border="none"/>
    </style:style>
    <style:style style:name="T5" style:family="text">
      <style:text-properties fo:font-variant="normal" fo:text-transform="none" fo:color="#1f2328" loext:opacity="100%" style:font-name="var fontStack-monospace" fo:font-size="9.75pt" fo:letter-spacing="normal" fo:font-style="normal" fo:font-weight="normal" loext:padding="0in" loext:border="none"/>
    </style:style>
    <style:style style:name="T6" style:family="text">
      <style:text-properties fo:font-variant="normal" fo:text-transform="none" fo:color="#1f2328" loext:opacity="100%" style:font-name="var fontStack-monospace" fo:font-size="9.75pt" fo:letter-spacing="normal" fo:font-style="normal" fo:font-weight="normal" fo:background-color="transparent" loext:char-shading-value="0" loext:padding="0in" loext:border="none"/>
    </style:style>
    <style:style style:name="T7" style:family="text">
      <style:text-properties fo:font-variant="normal" fo:text-transform="none" fo:color="#1f2328" loext:opacity="100%" fo:letter-spacing="normal" fo:background-color="transparent" loext:char-shading-value="0" loext:padding="0in" loext:border="none"/>
    </style:style>
    <style:style style:name="T8" style:family="text">
      <style:text-properties fo:font-variant="normal" fo:text-transform="none" fo:letter-spacing="normal" style:text-underline-style="solid" style:text-underline-width="auto" style:text-underline-color="font-color" fo:background-color="#ffffff" loext:char-shading-value="0" loext:padding="0in" loext:border="none"/>
    </style:style>
    <style:style style:name="T9" style:family="text"/>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conclusion" text:anchor-type="page" text:anchor-page-number="1" svg:x="-0.2917in" svg:y="0in" svg:width="0.2917in" draw:z-index="14">
        <draw:text-box fo:min-height="0.2917in">
          <text:p text:style-name="Text_20_body"/>
        </draw:text-box>
      </draw:frame>
      <draw:frame draw:style-name="fr1" draw:name="user-content-ai" text:anchor-type="page" text:anchor-page-number="1" svg:x="-0.2917in" svg:y="0in" svg:width="0.2917in" draw:z-index="13">
        <draw:text-box fo:min-height="0.2917in">
          <text:p text:style-name="Text_20_body"/>
        </draw:text-box>
      </draw:frame>
      <draw:frame draw:style-name="fr1" draw:name="user-content-events" text:anchor-type="page" text:anchor-page-number="1" svg:x="-0.2917in" svg:y="0in" svg:width="0.2917in" draw:z-index="12">
        <draw:text-box fo:min-height="0.2917in">
          <text:p text:style-name="Text_20_body"/>
        </draw:text-box>
      </draw:frame>
      <draw:frame draw:style-name="fr1" draw:name="user-content-links" text:anchor-type="page" text:anchor-page-number="1" svg:x="-0.2917in" svg:y="0in" svg:width="0.2917in" draw:z-index="11">
        <draw:text-box fo:min-height="0.2917in">
          <text:p text:style-name="Text_20_body"/>
        </draw:text-box>
      </draw:frame>
      <draw:frame draw:style-name="fr1" draw:name="user-content-second-approach" text:anchor-type="page" text:anchor-page-number="1" svg:x="-0.2917in" svg:y="0in" svg:width="0.2917in" draw:z-index="10">
        <draw:text-box fo:min-height="0.2917in">
          <text:p text:style-name="Text_20_body"/>
        </draw:text-box>
      </draw:frame>
      <draw:frame draw:style-name="fr1" draw:name="user-content-first-approach" text:anchor-type="page" text:anchor-page-number="1" svg:x="-0.2917in" svg:y="0in" svg:width="0.2917in" draw:z-index="9">
        <draw:text-box fo:min-height="0.2917in">
          <text:p text:style-name="Text_20_body"/>
        </draw:text-box>
      </draw:frame>
      <draw:frame draw:style-name="fr1" draw:name="user-content-exercise-two" text:anchor-type="page" text:anchor-page-number="1" svg:x="-0.2917in" svg:y="0in" svg:width="0.2917in" draw:z-index="8">
        <draw:text-box fo:min-height="0.2917in">
          <text:p text:style-name="Text_20_body"/>
        </draw:text-box>
      </draw:frame>
      <draw:frame draw:style-name="fr1" draw:name="user-content-exercise-one" text:anchor-type="page" text:anchor-page-number="1" svg:x="-0.2917in" svg:y="0in" svg:width="0.2917in" draw:z-index="7">
        <draw:text-box fo:min-height="0.2917in">
          <text:p text:style-name="Text_20_body"/>
        </draw:text-box>
      </draw:frame>
      <draw:frame draw:style-name="fr1" draw:name="user-content-hashing" text:anchor-type="page" text:anchor-page-number="1" svg:x="-0.2917in" svg:y="0in" svg:width="0.2917in" draw:z-index="6">
        <draw:text-box fo:min-height="0.2917in">
          <text:p text:style-name="Text_20_body"/>
        </draw:text-box>
      </draw:frame>
      <draw:frame draw:style-name="fr1" draw:name="user-content-decoding" text:anchor-type="page" text:anchor-page-number="1" svg:x="-0.2917in" svg:y="0in" svg:width="0.2917in" draw:z-index="5">
        <draw:text-box fo:min-height="0.2917in">
          <text:p text:style-name="Text_20_body"/>
        </draw:text-box>
      </draw:frame>
      <draw:frame draw:style-name="fr1" draw:name="user-content-sql-injection" text:anchor-type="page" text:anchor-page-number="1" svg:x="-0.2917in" svg:y="0in" svg:width="0.2917in" draw:z-index="4">
        <draw:text-box fo:min-height="0.2917in">
          <text:p text:style-name="Text_20_body"/>
        </draw:text-box>
      </draw:frame>
      <draw:frame draw:style-name="fr1" draw:name="user-content-path-traversal" text:anchor-type="page" text:anchor-page-number="1" svg:x="-0.2917in" svg:y="0in" svg:width="0.2917in" draw:z-index="3">
        <draw:text-box fo:min-height="0.2917in">
          <text:p text:style-name="Text_20_body"/>
        </draw:text-box>
      </draw:frame>
      <draw:frame draw:style-name="fr1" draw:name="user-content-directory-listing-and-fuzzing" text:anchor-type="page" text:anchor-page-number="1" svg:x="-0.2917in" svg:y="0in" svg:width="0.2917in" draw:z-index="2">
        <draw:text-box fo:min-height="0.2917in">
          <text:p text:style-name="Text_20_body"/>
        </draw:text-box>
      </draw:frame>
      <draw:frame draw:style-name="fr1" draw:name="user-content-i-discovered-that-knowledge-kidnaps-us-and-carries-us-thru-the-long-way-blinding-us-towards-the-short-path" text:anchor-type="page" text:anchor-page-number="1" svg:x="-0.2917in" svg:y="0in" svg:width="0.2917in" draw:z-index="1">
        <draw:text-box fo:min-height="0.2917in">
          <text:p text:style-name="Text_20_body"/>
        </draw:text-box>
      </draw:frame>
      <draw:frame draw:style-name="fr1" draw:name="user-content-42-barcelona-ciber-discovery-piscine" text:anchor-type="page" text:anchor-page-number="1" svg:x="-0.2917in" svg:y="0in" svg:width="0.2917in" draw:z-index="0">
        <draw:text-box fo:min-height="0.2917in">
          <text:p text:style-name="Text_20_body"/>
        </draw:text-box>
      </draw:frame>
      <text:h text:style-name="P2" text:outline-level="1">42 Barcelona Ciber Discovery Piscine</text:h>
      <text:p text:style-name="P9">With this readme, I want to summarize my learnings during this week of activity at 42 Barcelona. The training consisted of 12 capture-the-flag exercises whose names you can read at the end of this document.</text:p>
      <text:p text:style-name="P9">There were also some interesting presentations.</text:p>
      <text:p text:style-name="P10"><text:a xlink:type="simple" xlink:href="https://github.com/luismiguelcasadodiaz/42Barcelona_CiberDiscovery?tab=readme-ov-file#listing" text:style-name="Internet_20_link" text:visited-style-name="Visited_20_Internet_20_Link"><text:span text:style-name="T2">Listing</text:span></text:a></text:p>
      <text:p text:style-name="P10"><text:a xlink:type="simple" xlink:href="https://github.com/luismiguelcasadodiaz/42Barcelona_CiberDiscovery?tab=readme-ov-file#traversal" text:style-name="Internet_20_link" text:visited-style-name="Visited_20_Internet_20_Link"><text:span text:style-name="T2">Traversal Path</text:span></text:a></text:p>
      <text:p text:style-name="P10"><text:a xlink:type="simple" xlink:href="https://github.com/luismiguelcasadodiaz/42Barcelona_CiberDiscovery?tab=readme-ov-file#injection" text:style-name="Internet_20_link" text:visited-style-name="Visited_20_Internet_20_Link"><text:span text:style-name="T2">SQL Injection</text:span></text:a></text:p>
      <text:p text:style-name="P10"><text:a xlink:type="simple" xlink:href="https://github.com/luismiguelcasadodiaz/42Barcelona_CiberDiscovery?tab=readme-ov-file#decoding" text:style-name="Internet_20_link" text:visited-style-name="Visited_20_Internet_20_Link"><text:span text:style-name="T2">Decoding</text:span></text:a></text:p>
      <text:p text:style-name="P10"><text:a xlink:type="simple" xlink:href="https://github.com/luismiguelcasadodiaz/42Barcelona_CiberDiscovery?tab=readme-ov-file#hashing" text:style-name="Internet_20_link" text:visited-style-name="Visited_20_Internet_20_Link"><text:span text:style-name="T2">Unhashing</text:span></text:a></text:p>
      <text:p text:style-name="P10"><text:a xlink:type="simple" xlink:href="https://github.com/luismiguelcasadodiaz/42Barcelona_CiberDiscovery?tab=readme-ov-file#links" text:style-name="Internet_20_link" text:visited-style-name="Visited_20_Internet_20_Link"><text:span text:style-name="T2">Articles to read</text:span></text:a><text:span text:style-name="T3"> </text:span><text:a xlink:type="simple" xlink:href="https://github.com/luismiguelcasadodiaz/42Barcelona_CiberDiscovery?tab=readme-ov-file#conclusion" text:style-name="Internet_20_link" text:visited-style-name="Visited_20_Internet_20_Link"><text:span text:style-name="T2">Conclusion</text:span></text:a></text:p>
      <text:p text:style-name="Horizontal_20_Line"/>
      <text:h text:style-name="P4" text:outline-level="3">I discovered that knowledge kidnaps us and carries us thru the long way, blinding us towards the short path.</text:h>
      <text:p text:style-name="P10"><text:span text:style-name="T3">After long technical discussions involving nslookup, RFC, protocols, ports, and so on, that took us nowhere, the solution was the web </text:span><text:span text:style-name="Strong_20_Emphasis"><text:span text:style-name="T3">"instant username"</text:span></text:span><text:span text:style-name="T3">, a web used to know username availability in different social media platforms.</text:span></text:p>
      <text:p text:style-name="P9">Another learning to take away was the usage of google lens to locate where, a photo with no GPS metadata, has been shot.<text:bookmark text:name="user-content-listing"/></text:p>
      <text:h text:style-name="P3" text:outline-level="2">Directory listing and fuzzing</text:h>
      <text:p text:style-name="P10"><text:span text:style-name="T3">Directory listing is an Apache configuration Directive that instructs the web server to show folder content when there is no index.htm or index.php file. When such a configuration directive is not properly configured a </text:span><text:span text:style-name="Strong_20_Emphasis"><text:span text:style-name="T3">fuzzing attack</text:span></text:span><text:span text:style-name="T3"> can be performed. Fuzzing is the art of automatic bug detection. The goal of fuzzing is to stress the application and cause unexpected behavior, resource leaks, or crashes. The process involves throwing invalid, unexpected, or random data as inputs at a computer. In this case we will test different regular paths after the fully qualified server name.</text:span></text:p>
      <text:p text:style-name="P11"><text:span text:style-name="Source_20_Text"><text:span text:style-name="T5">ctf.42barcelona.com:3318/admin</text:span></text:span></text:p>
      <text:p text:style-name="P11"><text:span text:style-name="Source_20_Text"><text:span text:style-name="T5">ctf.42barcelona.com:3318/content</text:span></text:span></text:p>
      <text:p text:style-name="P11"><text:span text:style-name="Source_20_Text"><text:span text:style-name="T5">ctf.42barcelona.com:3318/webdocs</text:span></text:span></text:p>
      <text:h text:style-name="P3" text:outline-level="2"><text:bookmark text:name="user-content-traversal"/>Path Traversal</text:h>
      <text:p text:style-name="P10"><text:span text:style-name="T3">A </text:span><text:span text:style-name="Strong_20_Emphasis"><text:span text:style-name="T3">path traversal</text:span></text:span><text:span text:style-name="T3"> vulnerability allows an attacker to access files on your web server to which they should not have access. They do this by tricking either the web server or the web application running on it into returning files that exist outside of the web root folder.</text:span></text:p>
      <text:p text:style-name="P9"><text:soft-page-break/>You can check a web server footprint with</text:p>
      <text:p text:style-name="P8">curl -I <text:a xlink:type="simple" xlink:href="http://ctf.42barcelona.com:3319/" text:style-name="Internet_20_link" text:visited-style-name="Visited_20_Internet_20_Link"><text:span text:style-name="T1">http://ctf.42barcelona.com:3319/</text:span></text:a></text:p>
      <text:p text:style-name="P6"><text:span text:style-name="Source_20_Text"><text:span text:style-name="T6">HTTP/1.1 200 OK</text:span></text:span></text:p>
      <text:p text:style-name="P7"><text:span text:style-name="Source_20_Text"><text:span text:style-name="T6">Date: Tue, 20 Jun 2023 14:48:32 GMT</text:span></text:span></text:p>
      <text:p text:style-name="P7"><text:span text:style-name="Source_20_Text"><text:span text:style-name="T6">Server: Apache/2.4.54 (Ubuntu)</text:span></text:span></text:p>
      <text:p text:style-name="P7"><text:span text:style-name="Source_20_Text"><text:span text:style-name="T6">Last-Modified: Sun, 19 Feb 2023 16:48:29 GMT</text:span></text:span></text:p>
      <text:p text:style-name="P7"><text:span text:style-name="Source_20_Text"><text:span text:style-name="T6">ETag: "141-5f51050e4b140"</text:span></text:span></text:p>
      <text:p text:style-name="P7"><text:span text:style-name="Source_20_Text"><text:span text:style-name="T6">Accept-Ranges: bytes</text:span></text:span></text:p>
      <text:p text:style-name="P7"><text:span text:style-name="Source_20_Text"><text:span text:style-name="T6">Content-Length: 321</text:span></text:span></text:p>
      <text:p text:style-name="P7"><text:span text:style-name="Source_20_Text"><text:span text:style-name="T6">Vary: Accept-Encoding</text:span></text:span></text:p>
      <text:p text:style-name="P7"><text:span text:style-name="Source_20_Text"><text:span text:style-name="T6">Content-Type: text/html</text:span></text:span></text:p>
      <text:p text:style-name="P9">I can see that it is an Apache server running on Ubuntu.</text:p>
      <text:p text:style-name="P9">Which is the default Apache DocumentRoot folder?</text:p>
      <text:p text:style-name="P11"><text:span text:style-name="Source_20_Text"><text:span text:style-name="T5">/var/www/html</text:span></text:span></text:p>
      <text:p text:style-name="P9">Which is an interesting file for reading while watching soap opera?</text:p>
      <text:p text:style-name="P11"><text:span text:style-name="Source_20_Text"><text:span text:style-name="T5">/etc/passwd</text:span></text:span></text:p>
      <text:p text:style-name="P11"><text:span text:style-name="T3">Then, navigating to </text:span><text:span text:style-name="Source_20_Text"><text:span text:style-name="T5">http://ctf.42barcelona.com:3319/../../../etc/passwd</text:span></text:span><text:span text:style-name="T3"> would be a potential test for a path traversal attack.....</text:span></text:p>
      <text:p text:style-name="P10"><text:a xlink:type="simple" xlink:href="https://portswigger.net/web-security/file-path-traversal" text:style-name="Internet_20_link" text:visited-style-name="Visited_20_Internet_20_Link"><text:span text:style-name="T2">Deeper knowledge Path traversal and a prevention technic.</text:span></text:a></text:p>
      <text:h text:style-name="P3" text:outline-level="2"><text:bookmark text:name="user-content-injection"/>SQL injection</text:h>
      <text:p text:style-name="P9">SQL injection usually occurs when you ask a user for input, like their username/userid, and instead of a name/id, the user gives you an answer that the front-end will unknowingly run on the server database an SQL statement that extracts information towards the attacker.</text:p>
      <text:p text:style-name="P9">There is a potential danger of using user input directly in SQL statements.</text:p>
      <text:p text:style-name="P9">A regular procedure like</text:p>
      <text:p text:style-name="P6"><text:span text:style-name="Source_20_Text"><text:span text:style-name="T6">txtUserId = getRequestString("UserId");</text:span></text:span></text:p>
      <text:p text:style-name="P7"><text:span text:style-name="Source_20_Text"><text:span text:style-name="T6">txtSQL = "SELECT * FROM Users WHERE UserId = " + txtUserId;</text:span></text:span></text:p>
      <text:p text:style-name="P9">makes it possible to the user to transform it into:</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key</text:p>
            </table:table-cell>
            <table:table-cell table:style-name="Table1.A1" office:value-type="string">
              <text:p text:style-name="Table_20_Heading">User name</text:p>
            </table:table-cell>
            <table:table-cell table:style-name="Table1.A1" office:value-type="string">
              <text:p text:style-name="Table_20_Heading">Password</text:p>
            </table:table-cell>
            <table:table-cell table:style-name="Table1.A1" office:value-type="string">
              <text:p text:style-name="Table_20_Heading">SQL Query</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tom</text:p>
          </table:table-cell>
          <table:table-cell table:style-name="Table1.A1" office:value-type="string">
            <text:p text:style-name="Table_20_Contents">tom</text:p>
          </table:table-cell>
          <table:table-cell table:style-name="Table1.A1" office:value-type="string">
            <text:p text:style-name="Table_20_Contents">SELECT * FROM users WHERE name='tom' and password='tom'</text:p>
          </table:table-cell>
        </table:table-row>
        <table:table-row>
          <table:table-cell table:style-name="Table1.A1" office:value-type="string">
            <text:p text:style-name="Table_20_Contents">2</text:p>
          </table:table-cell>
          <table:table-cell table:style-name="Table1.A1" office:value-type="string">
            <text:p text:style-name="Table_20_Contents">tom</text:p>
          </table:table-cell>
          <table:table-cell table:style-name="Table1.A1" office:value-type="string">
            <text:p text:style-name="Table_20_Contents">' or '1'='1</text:p>
          </table:table-cell>
          <table:table-cell table:style-name="Table1.A1" office:value-type="string">
            <text:p text:style-name="Table_20_Contents">SELECT * FROM users WHERE name='tom' and password='' or '1'='1'</text:p>
          </table:table-cell>
        </table:table-row>
        <table:table-row>
          <table:table-cell table:style-name="Table1.A1" office:value-type="string">
            <text:p text:style-name="Table_20_Contents">3</text:p>
          </table:table-cell>
          <table:table-cell table:style-name="Table1.A1" office:value-type="string">
            <text:p text:style-name="Table_20_Contents">tom</text:p>
          </table:table-cell>
          <table:table-cell table:style-name="Table1.A1" office:value-type="string">
            <text:p text:style-name="Table_20_Contents">' or 1='1</text:p>
          </table:table-cell>
          <table:table-cell table:style-name="Table1.A1" office:value-type="string">
            <text:p text:style-name="Table_20_Contents">SELECT * FROM users WHERE name='tom' and password='' or 1='1'</text:p>
          </table:table-cell>
        </table:table-row>
        <table:table-row>
          <table:table-cell table:style-name="Table1.A1" office:value-type="string">
            <text:p text:style-name="Table_20_Contents">4</text:p>
          </table:table-cell>
          <table:table-cell table:style-name="Table1.A1" office:value-type="string">
            <text:p text:style-name="Table_20_Contents">tom</text:p>
          </table:table-cell>
          <table:table-cell table:style-name="Table1.A1" office:value-type="string">
            <text:p text:style-name="Table_20_Contents">1' or 1=1 <text:soft-page-break/>-- -</text:p>
          </table:table-cell>
          <table:table-cell table:style-name="Table1.A1" office:value-type="string">
            <text:p text:style-name="Table_20_Contents">SELECT * FROM users WHERE name='tom' and password='' <text:soft-page-break/>or 1=1-- -'</text:p>
          </table:table-cell>
        </table:table-row>
        <table:table-row>
          <table:table-cell table:style-name="Table1.A1" office:value-type="string">
            <text:p text:style-name="Table_20_Contents">5</text:p>
          </table:table-cell>
          <table:table-cell table:style-name="Table1.A1" office:value-type="string">
            <text:p text:style-name="Table_20_Contents">' or '1'='1</text:p>
          </table:table-cell>
          <table:table-cell table:style-name="Table1.A1" office:value-type="string">
            <text:p text:style-name="Table_20_Contents">' or '1'='1</text:p>
          </table:table-cell>
          <table:table-cell table:style-name="Table1.A1" office:value-type="string">
            <text:p text:style-name="Table_20_Contents">SELECT * FROM users WHERE name='' or '1'='1' and password='' or '1'='1'</text:p>
          </table:table-cell>
        </table:table-row>
        <table:table-row>
          <table:table-cell table:style-name="Table1.A1" office:value-type="string">
            <text:p text:style-name="Table_20_Contents">6</text:p>
          </table:table-cell>
          <table:table-cell table:style-name="Table1.A1" office:value-type="string">
            <text:p text:style-name="Table_20_Contents">' or ' 1=1</text:p>
          </table:table-cell>
          <table:table-cell table:style-name="Table1.A1" office:value-type="string">
            <text:p text:style-name="Table_20_Contents">' or ' 1=1</text:p>
          </table:table-cell>
          <table:table-cell table:style-name="Table1.A1" office:value-type="string">
            <text:p text:style-name="Table_20_Contents">SELECT * FROM users WHERE name='' or ' 1=1' and password='' or ' 1=1'</text:p>
          </table:table-cell>
        </table:table-row>
        <table:table-row>
          <table:table-cell table:style-name="Table1.A1" office:value-type="string">
            <text:p text:style-name="Table_20_Contents">7</text:p>
          </table:table-cell>
          <table:table-cell table:style-name="Table1.A1" office:value-type="string">
            <text:p text:style-name="Table_20_Contents">1' or 1=1 -- -</text:p>
          </table:table-cell>
          <table:table-cell table:style-name="Table1.A1" office:value-type="string">
            <text:p text:style-name="Table_20_Contents">blah</text:p>
          </table:table-cell>
          <table:table-cell table:style-name="Table1.A1" office:value-type="string">
            <text:p text:style-name="Table_20_Contents">SELECT * FROM users WHERE name='1' or 1=1 -- -' and password='blah'</text:p>
          </table:table-cell>
        </table:table-row>
      </table:table>
      <text:p text:style-name="P11"><text:span text:style-name="T3">The key point here is to understand that in SQL exists a precedence order in the logical operators. AND has precedence over OR. That means that in rows 2,3, and 4 above, no matter which is the password, cause the expression to the right of OR always is TRUE. If 'tom' exists as a user, </text:span><text:span text:style-name="Source_20_Text"><text:span text:style-name="T4"> </text:span></text:span><text:span text:style-name="Source_20_Text"><text:span text:style-name="T5">name='tom'</text:span></text:span><text:span text:style-name="T3"> will evaluate to TRUE. TRUE and TRUE becomes TRUE. </text:span><text:span text:style-name="Source_20_Text"><text:span text:style-name="T5">SELECT</text:span></text:span><text:span text:style-name="T3"> returns a row with all relevant data from Tom.</text:span></text:p>
      <text:p text:style-name="P9">In example 6 you will extract all data from user's table.</text:p>
      <text:p text:style-name="P11"><text:span text:style-name="Source_20_Text"><text:span text:style-name="T5">name='' or ' 1=1' and password='' or ' 1=1'</text:span></text:span><text:span text:style-name="T3"> becomes</text:span></text:p>
      <text:p text:style-name="P11"><text:span text:style-name="Source_20_Text"><text:span text:style-name="T5">name='' or TRUE and password='' or TRUE</text:span></text:span><text:span text:style-name="T3">, that becomes</text:span></text:p>
      <text:p text:style-name="P9">TRUE and TRUE.</text:p>
      <text:p text:style-name="P10"><text:a xlink:type="simple" xlink:href="https://portswigger.net/web-security/sql-injection" text:style-name="Internet_20_link" text:visited-style-name="Visited_20_Internet_20_Link"><text:span text:style-name="T2">To know more</text:span></text:a></text:p>
      <text:p text:style-name="P10"><text:a xlink:type="simple" xlink:href="https://sechow.com/bricks/docs/login-1.html" text:style-name="Internet_20_link" text:visited-style-name="Visited_20_Internet_20_Link"><text:span text:style-name="T2">Common injection for user password</text:span></text:a></text:p>
      <text:h text:style-name="P3" text:outline-level="2"><text:bookmark text:name="user-content-decoding"/>Decoding</text:h>
      <text:p text:style-name="P9">I had to refresh the difference between charset and encoding.</text:p>
      <text:p text:style-name="P9">What is this I found in the first exercise? NDJCQ057YjQ1M182NF8xNV9jMDBsfQ==</text:p>
      <text:p text:style-name="P9">it is made with a charset that contains upper (A-Z) (26 chars), lower(a-z) (26 chars), numbers (0-9) (10 chars), and '=' 26 + 26 + 10 + 1 = 63, it is close to 64.</text:p>
      <text:p text:style-name="P10"><text:a xlink:type="simple" xlink:href="https://en.wikipedia.org/wiki/Base64" text:style-name="Internet_20_link" text:visited-style-name="Visited_20_Internet_20_Link"><text:span text:style-name="T2">Are you ready to understand bit by bit codification Base 64?</text:span></text:a></text:p>
      <text:p text:style-name="P9">Gracias a Carlos Mosquera he aprendido a decodificar desde hexadecimal y base64 con la línea de comandos</text:p>
      <text:p text:style-name="P11"><text:span text:style-name="Source_20_Text"><text:span text:style-name="T5">echo '4e 44 4a 43 51 30 35 37 59 6a 51 31 4d 31 38 32 4e 46 38 78 4e 56 39 6a 4d 44 42 73 58 32 4a 31 4e 31 39 6f 4d 33 68 66 4d 54 56 66 59 7a 41 77 62 44 4e 79 66 51 3d 3d' | xxd -r -p | base64 -d</text:span></text:span></text:p>
      <text:h text:style-name="P3" text:outline-level="2"><text:bookmark text:name="user-content-hashing"/>Hashing</text:h>
      <text:p text:style-name="P9">As the only way to revert a hash is to find a text that generates the same hash I googled for some hint.</text:p>
      <text:p text:style-name="P9"><text:soft-page-break/>When you know someting about the structure of what you are looking for you can accelate the discovery process.</text:p>
      <text:h text:style-name="P4" text:outline-level="3">Exercise one</text:h>
      <text:p text:style-name="P10"><text:span text:style-name="T3">From the web </text:span><text:a xlink:type="simple" xlink:href="https://gchq.github.io/CyberChef/" text:style-name="Internet_20_link" text:visited-style-name="Visited_20_Internet_20_Link"><text:span text:style-name="T2">Cyber Chef</text:span></text:a><text:span text:style-name="T3"> is possible to obtain a hash analysys that helps you reduce the search/reversal scope.</text:span></text:p>
      <text:p text:style-name="P6"/>
      <text:p text:style-name="P7"><text:span text:style-name="Source_20_Text"><text:span text:style-name="T6">Hash length: 32</text:span></text:span></text:p>
      <text:p text:style-name="P7"><text:span text:style-name="Source_20_Text"><text:span text:style-name="T6">Byte length: 16</text:span></text:span></text:p>
      <text:p text:style-name="P7"><text:span text:style-name="Source_20_Text"><text:span text:style-name="T6">Bit length: <text:s/>128</text:span></text:span></text:p>
      <text:p text:style-name="P7"/>
      <text:p text:style-name="P7"><text:span text:style-name="Source_20_Text"><text:span text:style-name="T6">Based on the length, this hash could have been generated by one of the following hashing functions:</text:span></text:span></text:p>
      <text:p text:style-name="P7"><text:span text:style-name="Source_20_Text"><text:span text:style-name="T6">MD5</text:span></text:span></text:p>
      <text:p text:style-name="P7"><text:span text:style-name="Source_20_Text"><text:span text:style-name="T6">MD4</text:span></text:span></text:p>
      <text:p text:style-name="P7"><text:span text:style-name="Source_20_Text"><text:span text:style-name="T6">MD2</text:span></text:span></text:p>
      <text:p text:style-name="P7"><text:span text:style-name="Source_20_Text"><text:span text:style-name="T6">HAVAL-128</text:span></text:span></text:p>
      <text:p text:style-name="P7"><text:span text:style-name="Source_20_Text"><text:span text:style-name="T6">RIPEMD-128</text:span></text:span></text:p>
      <text:p text:style-name="P7"><text:span text:style-name="Source_20_Text"><text:span text:style-name="T6">Snefru</text:span></text:span></text:p>
      <text:p text:style-name="P7"><text:span text:style-name="Source_20_Text"><text:span text:style-name="T6">Tiger-128</text:span></text:span></text:p>
      <text:p text:style-name="P10"><text:span text:style-name="T3">With this knowledge, I looked for </text:span><text:a xlink:type="simple" xlink:href="https://www.md5online.org/md5-decrypt.html" text:style-name="Internet_20_link" text:visited-style-name="Visited_20_Internet_20_Link"><text:span text:style-name="T2">A MD5 reversal hash tool</text:span></text:a></text:p>
      <text:h text:style-name="P4" text:outline-level="3">Exercise two</text:h>
      <text:p text:style-name="P9">For the second exercise, a hash of 40 chars</text:p>
      <text:p text:style-name="P11"><text:span text:style-name="Source_20_Text"><text:span text:style-name="T5">c967d488512ab5559b446f97843de1be0d615088</text:span></text:span></text:p>
      <text:p text:style-name="P9">cyber chef hinted to me with:</text:p>
      <text:p text:style-name="P6"><text:span text:style-name="Source_20_Text"><text:span text:style-name="T6">Hash length: 40</text:span></text:span></text:p>
      <text:p text:style-name="P7"><text:span text:style-name="Source_20_Text"><text:span text:style-name="T6">Byte length: 20</text:span></text:span></text:p>
      <text:p text:style-name="P7"><text:span text:style-name="Source_20_Text"><text:span text:style-name="T6">Bit length: <text:s/>160</text:span></text:span></text:p>
      <text:p text:style-name="P7"/>
      <text:p text:style-name="P7"><text:span text:style-name="Source_20_Text"><text:span text:style-name="T6">Based on the length, this hash could have been generated by one of the following hashing functions:</text:span></text:span></text:p>
      <text:p text:style-name="P7"><text:span text:style-name="Source_20_Text"><text:span text:style-name="T6">SHA-1</text:span></text:span></text:p>
      <text:p text:style-name="P7"><text:span text:style-name="Source_20_Text"><text:span text:style-name="T6">SHA-0</text:span></text:span></text:p>
      <text:p text:style-name="P7"><text:span text:style-name="Source_20_Text"><text:span text:style-name="T6">FSB-160</text:span></text:span></text:p>
      <text:p text:style-name="P7"><text:span text:style-name="Source_20_Text"><text:span text:style-name="T6">HAS-160</text:span></text:span></text:p>
      <text:p text:style-name="P7"><text:span text:style-name="Source_20_Text"><text:span text:style-name="T6">HAVAL-160</text:span></text:span></text:p>
      <text:p text:style-name="P7"><text:span text:style-name="Source_20_Text"><text:span text:style-name="T6">RIPEMD-160</text:span></text:span></text:p>
      <text:p text:style-name="P7"><text:span text:style-name="Source_20_Text"><text:span text:style-name="T6">Tiger-160</text:span></text:span></text:p>
      <text:h text:style-name="P5" text:outline-level="4">First approach</text:h>
      <text:p text:style-name="P9">OSINT suggested that hashcat would be a good tool.</text:p>
      <text:p text:style-name="P10"><text:soft-page-break/><text:span text:style-name="T3">With this </text:span><text:a xlink:type="simple" xlink:href="https://resources.infosecinstitute.com/topic/hashcat-tutorial-beginners/" text:style-name="Internet_20_link" text:visited-style-name="Visited_20_Internet_20_Link"><text:span text:style-name="T2">Hashcat beginners guide</text:span></text:a><text:span text:style-name="T3"> I started the job.</text:span></text:p>
      <text:p text:style-name="P11"><text:span text:style-name="T3">To know hash modes </text:span><text:span text:style-name="Strong_20_Emphasis"><text:span text:style-name="T3">available</text:span></text:span><text:span text:style-name="T3"> at Hashcat tool </text:span><text:span text:style-name="Source_20_Text"><text:span text:style-name="T5">Hashcat -h | grep 160</text:spa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Mode</text:p>
            </table:table-cell>
            <table:table-cell table:style-name="Table2.A1" office:value-type="string">
              <text:p text:style-name="Table_20_Heading">Name</text:p>
            </table:table-cell>
            <table:table-cell table:style-name="Table2.A1" office:value-type="string">
              <text:p text:style-name="Table_20_Heading">usage</text:p>
            </table:table-cell>
          </table:table-row>
        </table:table-header-rows>
        <table:table-row>
          <table:table-cell table:style-name="Table2.A1" office:value-type="string">
            <text:p text:style-name="Table_20_Contents">6000</text:p>
          </table:table-cell>
          <table:table-cell table:style-name="Table2.A1" office:value-type="string">
            <text:p text:style-name="Table_20_Contents">RIPEMD-160</text:p>
          </table:table-cell>
          <table:table-cell table:style-name="Table2.A1" office:value-type="string">
            <text:p text:style-name="Table_20_Contents">Raw Hash</text:p>
          </table:table-cell>
        </table:table-row>
        <table:table-row>
          <table:table-cell table:style-name="Table2.A1" office:value-type="string">
            <text:p text:style-name="Table_20_Contents">160</text:p>
          </table:table-cell>
          <table:table-cell table:style-name="Table2.A1" office:value-type="string">
            <text:p text:style-name="Table_20_Contents">HMAC-SHA1 (key = $salt)</text:p>
          </table:table-cell>
          <table:table-cell table:style-name="Table2.A1" office:value-type="string">
            <text:p text:style-name="Table_20_Contents">Raw Hash authenticated</text:p>
          </table:table-cell>
        </table:table-row>
        <table:table-row>
          <table:table-cell table:style-name="Table2.A1" office:value-type="string">
            <text:p text:style-name="Table_20_Contents">1600</text:p>
          </table:table-cell>
          <table:table-cell table:style-name="Table2.A1" office:value-type="string">
            <text:p text:style-name="Table_20_Contents">Apache  MD5, md5apr1, MD5 (APR)</text:p>
          </table:table-cell>
          <table:table-cell table:style-name="Table2.A1" office:value-type="string">
            <text:p text:style-name="Table_20_Contents">FTP, HTTP, SMTP, LDAP Server</text:p>
          </table:table-cell>
        </table:table-row>
      </table:table>
      <text:p text:style-name="P9">To know potential hash modes that suit the hash to decypher use:</text:p>
      <text:p text:style-name="P8">hashcat --show target.txt</text:p>
      <text:p text:style-name="P6"><text:span text:style-name="Source_20_Text"><text:span text:style-name="T6">The following 7 hash modes match the structure of your input hash:</text:span></text:span></text:p>
      <text:p text:style-name="P7"/>
      <text:p text:style-name="P7"><text:span text:style-name="Source_20_Text"><text:span text:style-name="T7"><text:s text:c="6"/></text:span></text:span><text:span text:style-name="Source_20_Text"><text:span text:style-name="T6"># | Name <text:s text:c="54"/>| Category</text:span></text:span></text:p>
      <text:p text:style-name="P7"><text:span text:style-name="Source_20_Text"><text:span text:style-name="T7"><text:s text:c="2"/></text:span></text:span><text:span text:style-name="Source_20_Text"><text:span text:style-name="T6">======+============================================================+======================================</text:span></text:span></text:p>
      <text:p text:style-name="P7"><text:span text:style-name="Source_20_Text"><text:span text:style-name="T7"><text:s text:c="4"/></text:span></text:span><text:span text:style-name="Source_20_Text"><text:span text:style-name="T6">100 | SHA1 <text:s text:c="54"/>| Raw Hash</text:span></text:span></text:p>
      <text:p text:style-name="P7"><text:span text:style-name="Source_20_Text"><text:span text:style-name="T7"><text:s text:c="3"/></text:span></text:span><text:span text:style-name="Source_20_Text"><text:span text:style-name="T6">6000 | RIPEMD-160 <text:s text:c="48"/>| Raw Hash</text:span></text:span></text:p>
      <text:p text:style-name="P7"><text:span text:style-name="Source_20_Text"><text:span text:style-name="T7"><text:s text:c="4"/></text:span></text:span><text:span text:style-name="Source_20_Text"><text:span text:style-name="T6">170 | sha1(utf16le($pass)) <text:s text:c="38"/>| Raw Hash</text:span></text:span></text:p>
      <text:p text:style-name="P7"><text:span text:style-name="Source_20_Text"><text:span text:style-name="T7"><text:s text:c="3"/></text:span></text:span><text:span text:style-name="Source_20_Text"><text:span text:style-name="T6">4700 | sha1(md5($pass)) <text:s text:c="42"/>| Raw Hash salted and/or iterated</text:span></text:span></text:p>
      <text:p text:style-name="P7"><text:span text:style-name="Source_20_Text"><text:span text:style-name="T7"><text:s text:c="2"/></text:span></text:span><text:span text:style-name="Source_20_Text"><text:span text:style-name="T6">18500 | sha1(md5(md5($pass))) <text:s text:c="37"/>| Raw Hash salted and/or iterated</text:span></text:span></text:p>
      <text:p text:style-name="P7"><text:span text:style-name="Source_20_Text"><text:span text:style-name="T7"><text:s text:c="3"/></text:span></text:span><text:span text:style-name="Source_20_Text"><text:span text:style-name="T6">4500 | sha1(sha1($pass)) <text:s text:c="41"/>| Raw Hash salted and/or iterated</text:span></text:span></text:p>
      <text:p text:style-name="P7"><text:span text:style-name="Source_20_Text"><text:span text:style-name="T7"><text:s text:c="4"/></text:span></text:span><text:span text:style-name="Source_20_Text"><text:span text:style-name="T6">300 | MySQL4.1/MySQL5 <text:s text:c="43"/>| Database Server</text:span></text:span></text:p>
      <text:p text:style-name="P7"/>
      <text:p text:style-name="P9">In the Slack channel, staff suggested us a word list to try with.</text:p>
      <table:table table:name="Table3" table:style-name="Table3">
        <table:table-column table:style-name="Table3.A"/>
        <table:table-header-rows>
          <table:table-row>
            <table:table-cell table:style-name="Table3.A1" office:value-type="string">
              <text:p text:style-name="Table_20_Heading"><text:span text:style-name="Strong_20_Emphasis">word</text:span></text:p>
            </table:table-cell>
          </table:table-row>
        </table:table-header-rows>
        <table:table-row>
          <table:table-cell table:style-name="Table3.A1" office:value-type="string">
            <text:p text:style-name="Table_20_Contents">liam</text:p>
          </table:table-cell>
        </table:table-row>
        <table:table-row>
          <table:table-cell table:style-name="Table3.A1" office:value-type="string">
            <text:p text:style-name="Table_20_Contents">42</text:p>
          </table:table-cell>
        </table:table-row>
        <table:table-row>
          <table:table-cell table:style-name="Table3.A1" office:value-type="string">
            <text:p text:style-name="Table_20_Contents">barcelona</text:p>
          </table:table-cell>
        </table:table-row>
        <table:table-row>
          <table:table-cell table:style-name="Table3.A1" office:value-type="string">
            <text:p text:style-name="Table_20_Contents">up2u</text:p>
          </table:table-cell>
        </table:table-row>
        <table:table-row>
          <table:table-cell table:style-name="Table3.A1" office:value-type="string">
            <text:p text:style-name="Table_20_Contents">1978</text:p>
          </table:table-cell>
        </table:table-row>
        <table:table-row>
          <table:table-cell table:style-name="Table3.A1" office:value-type="string">
            <text:p text:style-name="Table_20_Contents">lion</text:p>
          </table:table-cell>
        </table:table-row>
        <table:table-row>
          <table:table-cell table:style-name="Table3.A1" office:value-type="string">
            <text:p text:style-name="Table_20_Contents">spain</text:p>
          </table:table-cell>
        </table:table-row>
        <table:table-row>
          <table:table-cell table:style-name="Table3.A1" office:value-type="string">
            <text:p text:style-name="Table_20_Contents">hackin<text:soft-page-break/>g</text:p>
          </table:table-cell>
        </table:table-row>
      </table:table>
      <text:p text:style-name="P8">hashcat -m 100 -a 0 target.txt wordlist.txt</text:p>
      <text:p text:style-name="P8">hashcat -m 170 -a 0 target.txt wordlist.txt</text:p>
      <text:p text:style-name="P8">hashcat -m 300 -a 0 target.txt wordlist.txt</text:p>
      <text:p text:style-name="P8">hashcat -m 4500 -a 0 target.txt wordlist.txt</text:p>
      <text:p text:style-name="P8">hashcat -m 4700 -a 0 target.txt wordlist.txt</text:p>
      <text:p text:style-name="P8">hashcat -m 18500 -a 0 target.txt wordlist.txt</text:p>
      <text:p text:style-name="P9">Gave me no results on Thursday</text:p>
      <text:p text:style-name="P9">Antonio Gull, the next day, taught me that I had to repeat the argument wordlist and change the attack mode from Straight (0) to combination(1)</text:p>
      <text:p text:style-name="P11"><text:span text:style-name="Source_20_Text"><text:span text:style-name="T5">hashcat -m 100 -a 1 target.txt wordlist.txt wordlist.txt</text:span></text:span></text:p>
      <text:p text:style-name="P6"><text:span text:style-name="Source_20_Text"><text:span text:style-name="T6">hashcat (v6.2.6) starting</text:span></text:span></text:p>
      <text:p text:style-name="P7"/>
      <text:p text:style-name="P7"><text:span text:style-name="Source_20_Text"><text:span text:style-name="T6">METAL API (Metal 212.8)</text:span></text:span></text:p>
      <text:p text:style-name="P7"><text:span text:style-name="Source_20_Text"><text:span text:style-name="T6">=======================</text:span></text:span></text:p>
      <text:p text:style-name="P7"><text:span text:style-name="Source_20_Text"><text:span text:style-name="T6">* Device #1: AMD Radeon Pro 570X, skipped</text:span></text:span></text:p>
      <text:p text:style-name="P7"/>
      <text:p text:style-name="P7"><text:span text:style-name="Source_20_Text"><text:span text:style-name="T6">OpenCL API (OpenCL 1.2 (Jun <text:s/>8 2020 17:36:15)) - Platform #1 [Apple]</text:span></text:span></text:p>
      <text:p text:style-name="P7"><text:span text:style-name="Source_20_Text"><text:span text:style-name="T6">====================================================================</text:span></text:span></text:p>
      <text:p text:style-name="P7"><text:span text:style-name="Source_20_Text"><text:span text:style-name="T6">* Device #2: Intel(R) Core(TM) i5-8500 CPU @ 3.00GHz, 4064/8192 MB (1024 MB allocatable), 6MCU</text:span></text:span></text:p>
      <text:p text:style-name="P7"><text:span text:style-name="Source_20_Text"><text:span text:style-name="T6">* Device #3: AMD Radeon Pro 570X Compute Engine, skipped</text:span></text:span></text:p>
      <text:p text:style-name="P7"/>
      <text:p text:style-name="P7"><text:span text:style-name="Source_20_Text"><text:span text:style-name="T6">Minimum password length supported by kernel: 0</text:span></text:span></text:p>
      <text:p text:style-name="P7"><text:span text:style-name="Source_20_Text"><text:span text:style-name="T6">Maximum password length supported by kernel: 256</text:span></text:span></text:p>
      <text:p text:style-name="P7"/>
      <text:p text:style-name="P7"><text:span text:style-name="Source_20_Text"><text:span text:style-name="T6">Dictionary cache hit:</text:span></text:span></text:p>
      <text:p text:style-name="P7"><text:span text:style-name="Source_20_Text"><text:span text:style-name="T6">* Filename..: wordlist.txt</text:span></text:span></text:p>
      <text:p text:style-name="P7"><text:span text:style-name="Source_20_Text"><text:span text:style-name="T6">* Passwords.: 9</text:span></text:span></text:p>
      <text:p text:style-name="P7"><text:span text:style-name="Source_20_Text"><text:span text:style-name="T6">* Bytes.....: 52</text:span></text:span></text:p>
      <text:p text:style-name="P7"><text:span text:style-name="Source_20_Text"><text:span text:style-name="T6">* Keyspace..: 9</text:span></text:span></text:p>
      <text:p text:style-name="P7"/>
      <text:p text:style-name="P7"><text:span text:style-name="Source_20_Text"><text:span text:style-name="T6">Dictionary cache hit:</text:span></text:span></text:p>
      <text:p text:style-name="P7"><text:span text:style-name="Source_20_Text"><text:span text:style-name="T6">* Filename..: wordlist.txt</text:span></text:span></text:p>
      <text:p text:style-name="P7"><text:span text:style-name="Source_20_Text"><text:span text:style-name="T6">* Passwords.: 9</text:span></text:span></text:p>
      <text:p text:style-name="P7"><text:span text:style-name="Source_20_Text"><text:span text:style-name="T6">* Bytes.....: 52</text:span></text:span></text:p>
      <text:p text:style-name="P7"><text:span text:style-name="Source_20_Text"><text:span text:style-name="T6">* Keyspace..: 9</text:span></text:span></text:p>
      <text:p text:style-name="P7"/>
      <text:p text:style-name="P7"><text:span text:style-name="Source_20_Text"><text:span text:style-name="T6">Hashes: 1 digests; 1 unique digests, 1 unique salts</text:span></text:span></text:p>
      <text:p text:style-name="P7"><text:span text:style-name="Source_20_Text"><text:span text:style-name="T6">Bitmaps: 16 bits, 65536 entries, 0x0000ffff mask, 262144 bytes, 5/13 rotates</text:span></text:span></text:p>
      <text:p text:style-name="P7"/>
      <text:p text:style-name="P7"><text:span text:style-name="Source_20_Text"><text:span text:style-name="T6">Optimizers applied:</text:span></text:span></text:p>
      <text:p text:style-name="P7"><text:soft-page-break/><text:span text:style-name="Source_20_Text"><text:span text:style-name="T6">* Zero-Byte</text:span></text:span></text:p>
      <text:p text:style-name="P7"><text:span text:style-name="Source_20_Text"><text:span text:style-name="T6">* Early-Skip</text:span></text:span></text:p>
      <text:p text:style-name="P7"><text:span text:style-name="Source_20_Text"><text:span text:style-name="T6">* Not-Salted</text:span></text:span></text:p>
      <text:p text:style-name="P7"><text:span text:style-name="Source_20_Text"><text:span text:style-name="T6">* Not-Iterated</text:span></text:span></text:p>
      <text:p text:style-name="P7"><text:span text:style-name="Source_20_Text"><text:span text:style-name="T6">* Single-Hash</text:span></text:span></text:p>
      <text:p text:style-name="P7"><text:span text:style-name="Source_20_Text"><text:span text:style-name="T6">* Single-Salt</text:span></text:span></text:p>
      <text:p text:style-name="P7"><text:span text:style-name="Source_20_Text"><text:span text:style-name="T6">* Raw-Hash</text:span></text:span></text:p>
      <text:p text:style-name="P7"/>
      <text:p text:style-name="P7"><text:span text:style-name="Source_20_Text"><text:span text:style-name="T6">ATTENTION! Pure (unoptimized) backend kernels selected.</text:span></text:span></text:p>
      <text:p text:style-name="P7"><text:span text:style-name="Source_20_Text"><text:span text:style-name="T6">Pure kernels can crack longer passwords, but drastically reduce performance.</text:span></text:span></text:p>
      <text:p text:style-name="P7"><text:span text:style-name="Source_20_Text"><text:span text:style-name="T6">If you want to switch to optimized kernels, append -O to your commandline.</text:span></text:span></text:p>
      <text:p text:style-name="P7"><text:span text:style-name="Source_20_Text"><text:span text:style-name="T6">See the above message to find out about the exact limits.</text:span></text:span></text:p>
      <text:p text:style-name="P7"/>
      <text:p text:style-name="P7"><text:span text:style-name="Source_20_Text"><text:span text:style-name="T6">Watchdog: Temperature abort trigger set to 100c</text:span></text:span></text:p>
      <text:p text:style-name="P7"/>
      <text:p text:style-name="P7"><text:span text:style-name="Source_20_Text"><text:span text:style-name="T6">Host memory required for this attack: 1 MB</text:span></text:span></text:p>
      <text:p text:style-name="P7"/>
      <text:p text:style-name="P7"><text:span text:style-name="Source_20_Text"><text:span text:style-name="T6">Dictionary cache hit:</text:span></text:span></text:p>
      <text:p text:style-name="P7"><text:span text:style-name="Source_20_Text"><text:span text:style-name="T6">* Filename..: wordlist.txt</text:span></text:span></text:p>
      <text:p text:style-name="P7"><text:span text:style-name="Source_20_Text"><text:span text:style-name="T6">* Passwords.: 9</text:span></text:span></text:p>
      <text:p text:style-name="P7"><text:span text:style-name="Source_20_Text"><text:span text:style-name="T6">* Bytes.....: 52</text:span></text:span></text:p>
      <text:p text:style-name="P7"><text:span text:style-name="Source_20_Text"><text:span text:style-name="T6">* Keyspace..: 81</text:span></text:span></text:p>
      <text:p text:style-name="P7"/>
      <text:p text:style-name="P7"><text:span text:style-name="Source_20_Text"><text:span text:style-name="T6">The wordlist or mask that you are using is too small.</text:span></text:span></text:p>
      <text:p text:style-name="P7"><text:span text:style-name="Source_20_Text"><text:span text:style-name="T6">This means that hashcat cannot use the full parallel power of your device(s).</text:span></text:span></text:p>
      <text:p text:style-name="P7"><text:span text:style-name="Source_20_Text"><text:span text:style-name="T6">Unless you supply more work, your cracking speed will drop.</text:span></text:span></text:p>
      <text:p text:style-name="P7"><text:span text:style-name="Source_20_Text"><text:span text:style-name="T6">For tips on supplying more work, see: https://hashcat.net/faq/morework</text:span></text:span></text:p>
      <text:p text:style-name="P7"/>
      <text:p text:style-name="P7"><text:span text:style-name="Source_20_Text"><text:span text:style-name="T6">Approaching final keyspace - workload adjusted.</text:span></text:span></text:p>
      <text:p text:style-name="P10"><text:span text:style-name="T3">c967d488512ab5559b446f97843de1be0d615088:</text:span><text:span text:style-name="Strong_20_Emphasis"><text:span text:style-name="T3">liamup2u</text:span></text:span></text:p>
      <text:p text:style-name="P6"><text:span text:style-name="Source_20_Text"><text:span text:style-name="T6">Session..........: hashcat</text:span></text:span></text:p>
      <text:p text:style-name="P7"><text:span text:style-name="Source_20_Text"><text:span text:style-name="T6">Status...........: Cracked</text:span></text:span></text:p>
      <text:p text:style-name="P7"><text:span text:style-name="Source_20_Text"><text:span text:style-name="T6">Hash.Mode........: 100 (SHA1)</text:span></text:span></text:p>
      <text:p text:style-name="P7"><text:span text:style-name="Source_20_Text"><text:span text:style-name="T6">Hash.Target......: c967d488512ab5559b446f97843de1be0d615088</text:span></text:span></text:p>
      <text:p text:style-name="P7"><text:span text:style-name="Source_20_Text"><text:span text:style-name="T6">Time.Started.....: Fri Jun 23 13:25:04 2023 (0 secs)</text:span></text:span></text:p>
      <text:p text:style-name="P7"><text:span text:style-name="Source_20_Text"><text:span text:style-name="T6">Time.Estimated...: Fri Jun 23 13:25:04 2023 (0 secs)</text:span></text:span></text:p>
      <text:p text:style-name="P7"><text:span text:style-name="Source_20_Text"><text:span text:style-name="T6">Kernel.Feature...: Pure Kernel</text:span></text:span></text:p>
      <text:p text:style-name="P7"><text:span text:style-name="Source_20_Text"><text:span text:style-name="T6">Guess.Base.......: File (wordlist.txt), Left Side</text:span></text:span></text:p>
      <text:p text:style-name="P7"><text:span text:style-name="Source_20_Text"><text:span text:style-name="T6">Guess.Mod........: File (wordlist.txt), Right Side</text:span></text:span></text:p>
      <text:p text:style-name="P7"><text:span text:style-name="Source_20_Text"><text:span text:style-name="T6">Speed.#2.........: <text:s text:c="2"/>778.8 kH/s (0.01ms) @ Accel:512 Loops:9 Thr:1 Vec:4</text:span></text:span></text:p>
      <text:p text:style-name="P7"><text:span text:style-name="Source_20_Text"><text:span text:style-name="T6">Recovered........: 1/1 (100.00%) Digests (total), 1/1 (100.00%) Digests (new)</text:span></text:span></text:p>
      <text:p text:style-name="P7"><text:span text:style-name="Source_20_Text"><text:span text:style-name="T6">Progress.........: 81/81 (100.00%)</text:span></text:span></text:p>
      <text:p text:style-name="P7"><text:span text:style-name="Source_20_Text"><text:span text:style-name="T6">Rejected.........: 0/81 (0.00%)</text:span></text:span></text:p>
      <text:p text:style-name="P7"><text:span text:style-name="Source_20_Text"><text:span text:style-name="T6">Restore.Point....: 0/9 (0.00%)</text:span></text:span></text:p>
      <text:p text:style-name="P7"><text:soft-page-break/><text:span text:style-name="Source_20_Text"><text:span text:style-name="T6">Restore.Sub.#2...: Salt:0 Amplifier:0-9 Iteration:0-9</text:span></text:span></text:p>
      <text:p text:style-name="P7"><text:span text:style-name="Source_20_Text"><text:span text:style-name="T6">Candidate.Engine.: Device Generator</text:span></text:span></text:p>
      <text:p text:style-name="P7"><text:span text:style-name="Source_20_Text"><text:span text:style-name="T6">**Candidates.#2....: liamliam -&gt; up2uup2u**</text:span></text:span></text:p>
      <text:p text:style-name="P7"><text:span text:style-name="Source_20_Text"><text:span text:style-name="T6">Hardware.Mon.SMC.: Fan0: 44%</text:span></text:span></text:p>
      <text:p text:style-name="P7"><text:span text:style-name="Source_20_Text"><text:span text:style-name="T6">Hardware.Mon.#2..: Temp: 46c</text:span></text:span></text:p>
      <text:p text:style-name="P7"/>
      <text:p text:style-name="P7"><text:span text:style-name="Source_20_Text"><text:span text:style-name="T6">Started: Fri Jun 23 13:25:01 2023</text:span></text:span></text:p>
      <text:p text:style-name="P7"><text:span text:style-name="Source_20_Text"><text:span text:style-name="T6">Stopped: Fri Jun 23 13:25:06 2023</text:span></text:span></text:p>
      <text:h text:style-name="P5" text:outline-level="4">Second approach</text:h>
      <text:p text:style-name="P10"><text:span text:style-name="T3">I tested with </text:span><text:span text:style-name="Strong_20_Emphasis"><text:span text:style-name="T3">John the ripper</text:span></text:span><text:span text:style-name="T3">, the alternative subject hinted.</text:span></text:p>
      <text:p text:style-name="P10"><text:span text:style-name="T3">Inside an Ubuntu virtualbox artifact, I compiled, from the latest source version </text:span><text:a xlink:type="simple" xlink:href="https://github.com/openwall/john/blob/bleeding-jumbo/doc/INSTALL-UBUNTU" text:style-name="Internet_20_link" text:visited-style-name="Visited_20_Internet_20_Link"><text:span text:style-name="T2">following instructions</text:span></text:a></text:p>
      <text:p text:style-name="P9">my first try produced:</text:p>
      <text:p text:style-name="P6"><text:span text:style-name="Source_20_Text"><text:span text:style-name="T6">./john <text:s/>--wordlist=wordlist.txt <text:s/>--format=raw-sha1 <text:s/>crack.txt</text:span></text:span></text:p>
      <text:p text:style-name="P7"><text:span text:style-name="Source_20_Text"><text:span text:style-name="T6">Using default input encoding: UTF-8</text:span></text:span></text:p>
      <text:p text:style-name="P7"><text:span text:style-name="Source_20_Text"><text:span text:style-name="T6">Loaded 1 password hash (has-160 [HAS-160 32/64])</text:span></text:span></text:p>
      <text:p text:style-name="P7"><text:span text:style-name="Source_20_Text"><text:span text:style-name="T6">Press 'q' or Ctrl-C to abort, 'h' for help, almost any other key for status</text:span></text:span></text:p>
      <text:p text:style-name="P7"><text:span text:style-name="Source_20_Text"><text:span text:style-name="T6">0g 0:00:00:00 DONE (2023-06-22 20:48) 0g/s 180.0p/s 180.0c/s 180.0C/s liam..up2u</text:span></text:span></text:p>
      <text:p text:style-name="P7"><text:span text:style-name="Source_20_Text"><text:span text:style-name="T6">Session completed.</text:span></text:span></text:p>
      <text:p text:style-name="P11"><text:span text:style-name="T3">I </text:span><text:span text:style-name="Strong_20_Emphasis"><text:span text:style-name="T3">wrongly concluded</text:span></text:span><text:span text:style-name="T3"> that password was liam and up2u. What I saw </text:span><text:span text:style-name="Source_20_Text"><text:span text:style-name="T5">liam..up2u</text:span></text:span><text:span text:style-name="T3"> was the first and the last word form the wordlist.</text:span></text:p>
      <text:p text:style-name="P9">Eduard vendrell alerted me that it was imposible to get an awswer so fast.</text:p>
      <text:p text:style-name="P9">He suffered same problem till he modified inside john.conf the default wordlist file.</text:p>
      <text:p text:style-name="P11"><text:span text:style-name="T3">Apparently </text:span><text:span text:style-name="Source_20_Text"><text:span text:style-name="T5">--wordlist=wordlist.txt</text:span></text:span><text:span text:style-name="T3"> does not work correctly form CLI.</text:span></text:p>
      <text:p text:style-name="P9">I tried again and got a totally different output</text:p>
      <text:p text:style-name="P6"><text:span text:style-name="Source_20_Text"><text:span text:style-name="T6">./john <text:s text:c="2"/>--format=raw-sha1 <text:s text:c="2"/>crack.txt</text:span></text:span></text:p>
      <text:p text:style-name="P7"><text:span text:style-name="Source_20_Text"><text:span text:style-name="T6">Using default input encoding: UTF-8</text:span></text:span></text:p>
      <text:p text:style-name="P7"><text:span text:style-name="Source_20_Text"><text:span text:style-name="T6">Loaded 1 password hash (Raw-SHA1 [SHA1 256/256 AVX2 8x])</text:span></text:span></text:p>
      <text:p text:style-name="P7"><text:span text:style-name="Source_20_Text"><text:span text:style-name="T6">Proceeding with single, rules:Single</text:span></text:span></text:p>
      <text:p text:style-name="P7"><text:span text:style-name="Source_20_Text"><text:span text:style-name="T6">Press 'q' or Ctrl-C to abort, 'h' for help, almost any other key for status</text:span></text:span></text:p>
      <text:p text:style-name="P7"><text:span text:style-name="Source_20_Text"><text:span text:style-name="T6">Almost done: Processing the remaining buffered candidate passwords, if any.</text:span></text:span></text:p>
      <text:p text:style-name="P7"><text:span text:style-name="Source_20_Text"><text:span text:style-name="T6">Proceeding with wordlist:./wordlist.lst</text:span></text:span></text:p>
      <text:p text:style-name="P7"><text:span text:style-name="Source_20_Text"><text:span text:style-name="T6">Enabling duplicate candidate password suppressor</text:span></text:span></text:p>
      <text:p text:style-name="P7"><text:span text:style-name="Source_20_Text"><text:span text:style-name="T6">0g 0:00:00:01 DONE 2/3 (2023-06-23 13:10) 0g/s 15531p/s 15531c/s 15531C/s pain..Hacking38</text:span></text:span></text:p>
      <text:p text:style-name="P7"><text:span text:style-name="Source_20_Text"><text:span text:style-name="T6">Proceeding with incremental:ASCII</text:span></text:span></text:p>
      <text:p text:style-name="P7"><text:span text:style-name="Source_20_Text"><text:span text:style-name="T6">Disabling duplicate candidate password suppressor</text:span></text:span></text:p>
      <text:p text:style-name="P7"><text:span text:style-name="Source_20_Text"><text:span text:style-name="T6">liamup2u <text:s text:c="8"/>(?)</text:span></text:span></text:p>
      <text:p text:style-name="P7"><text:span text:style-name="Source_20_Text"><text:span text:style-name="T6">1g 0:01:00:46 DONE 3/3 (2023-06-23 14:11) 0g/s 26302Kp/s 26302Kc/s 26302KC/s liamup20..liamup2x</text:span></text:span></text:p>
      <text:p text:style-name="P7"><text:span text:style-name="Source_20_Text"><text:span text:style-name="T6">Use the "--show --format=Raw-SHA1" options to display all of the cracked passwords reliably</text:span></text:span></text:p>
      <text:p text:style-name="P7"><text:soft-page-break/><text:span text:style-name="Source_20_Text"><text:span text:style-name="T6">Session completed.</text:span></text:span></text:p>
      <text:p text:style-name="P11"><text:span text:style-name="T3">Cracks of hash are kept in a pot you can review with </text:span><text:span text:style-name="Source_20_Text"><text:span text:style-name="T5">./john --show crack.txt</text:span></text:span></text:p>
      <text:p text:style-name="P6"><text:span text:style-name="Source_20_Text"><text:span text:style-name="T6">?:liamup2u</text:span></text:span></text:p>
      <text:p text:style-name="P7"/>
      <text:p text:style-name="P7"><text:span text:style-name="Source_20_Text"><text:span text:style-name="T6">1 password hash cracked, 0 left</text:span></text:span></text:p>
      <text:p text:style-name="P7"/>
      <text:p text:style-name="P7"><text:span text:style-name="Source_20_Text"><text:span text:style-name="T6">[I hashed it again at] (http://www.sha1-online.com/) and I got the hash the subject proposes.</text:span></text:span></text:p>
      <text:p text:style-name="P7"/>
      <text:h text:style-name="P1" text:outline-level="1"><text:bookmark text:name="user-content-links"/>Links</text:h>
      <text:p text:style-name="P10"><text:a xlink:type="simple" xlink:href="https://pentestlab.blog/2012/12/24/sql-injection-authentication-bypass-cheat-sheet/" text:style-name="Internet_20_link" text:visited-style-name="Visited_20_Internet_20_Link"><text:span text:style-name="T2">SQL Injection Cheat Sheet</text:span></text:a><text:span text:style-name="T3"> </text:span><text:a xlink:type="simple" xlink:href="https://picoctf.org/" text:style-name="Internet_20_link" text:visited-style-name="Visited_20_Internet_20_Link"><text:span text:style-name="T2">More CTF challenges</text:span></text:a></text:p>
      <text:h text:style-name="P1" text:outline-level="1">Events</text:h>
      <text:h text:style-name="P3" text:outline-level="2">AI</text:h>
      <text:p text:style-name="P10"><text:a xlink:type="simple" xlink:href="https://huggingface.co/models" text:style-name="Internet_20_link" text:visited-style-name="Visited_20_Internet_20_Link"><text:span text:style-name="T2">AI models to test it.</text:span></text:a><text:span text:style-name="T3"> </text:span><text:a xlink:type="simple" xlink:href="https://web.learningml.org/en/home-spanish-en-translation/" text:style-name="Internet_20_link" text:visited-style-name="Visited_20_Internet_20_Link"><text:span text:style-name="T2">AI Hands-on experiments</text:span></text:a><text:span text:style-name="T3"> </text:span><text:a xlink:type="simple" xlink:href="https://huggingface.co/stabilityai/stable-diffusion-2-1-base" text:style-name="Internet_20_link" text:visited-style-name="Visited_20_Internet_20_Link"><text:span text:style-name="T2">Python sintetic images generator</text:span></text:a><text:span text:style-name="T3"> </text:span><text:a xlink:type="simple" xlink:href="https://www.youtube.com/watch?v=6Kf3I_OyDlI&amp;t=2s" text:style-name="Internet_20_link" text:visited-style-name="Visited_20_Internet_20_Link"><text:span text:style-name="T2">Tesla Breaks failure</text:span></text:a><text:span text:style-name="T3"> </text:span><text:a xlink:type="simple" xlink:href="https://dl.acm.org/doi/pdf/10.1145/3442188.3445922" text:style-name="Internet_20_link" text:visited-style-name="Visited_20_Internet_20_Link"><text:span text:style-name="T2">On the Dangers of Stochastic Parrots: Can Language Models Be Too Big?</text:span></text:a></text:p>
      <text:p text:style-name="P9">GPT-3 has 175 000 000 000 parameters with a dataset size of 570 GB.</text:p>
      <text:h text:style-name="P1" text:outline-level="1"><text:bookmark text:name="user-content-conclusion"/>Conclusion.</text:h>
      <text:p text:style-name="P9">Four and a half days later I conclude de Discovery Piscine cybersecurity.</text:p>
      <text:p text:style-name="P9">New friends, new knowledge, willing to start the real piscine 3rd of July 2023.</text:p>
      <text:p text:style-name="P11"><text:span text:style-name="T8"><draw:a xlink:type="simple" xlink:href="https://private-user-images.githubusercontent.com/19540140/248278085-9636223a-a4d0-45af-a3a4-01e86dabd70b.png?jwt=eyJhbGciOiJIUzI1NiIsInR5cCI6IkpXVCJ9.eyJpc3MiOiJnaXRodWIuY29tIiwiYXVkIjoicmF3LmdpdGh1YnVzZXJjb250ZW50LmNvbSIsImtleSI6ImtleTUiLCJleHAiOjE3Mjc4NTMzNTQsIm5iZiI6MTcyNzg1MzA1NCwicGF0aCI6Ii8xOTU0MDE0MC8yNDgyNzgwODUtOTYzNjIyM2EtYTRkMC00NWFmLWEzYTQtMDFlODZkYWJkNzBiLnBuZz9YLUFtei1BbGdvcml0aG09QVdTNC1ITUFDLVNIQTI1NiZYLUFtei1DcmVkZW50aWFsPUFLSUFWQ09EWUxTQTUzUFFLNFpBJTJGMjAyNDEwMDIlMkZ1cy1lYXN0LTElMkZzMyUyRmF3czRfcmVxdWVzdCZYLUFtei1EYXRlPTIwMjQxMDAyVDA3MTA1NFomWC1BbXotRXhwaXJlcz0zMDAmWC1BbXotU2lnbmF0dXJlPWY3NDJmM2VhMTQzNDcxMmQwMTU3ZDcyY2Y3ODcxNWM4NWRjNjQxYWEwNDAyYzIzNjY4MGI1MTcxNGNhZWI5ZDMmWC1BbXotU2lnbmVkSGVhZGVycz1ob3N0In0.vRd75RbX1MBkimn8OLI6AhvkCcNCBDkDIzwJVwYJSBQ" office:target-frame-name="_blank" xlink:show="new"><draw:frame draw:style-name="fr2" draw:name="Image1" text:anchor-type="as-char" svg:width="10.3543in" svg:height="0.4146in" draw:z-index="15"><draw:image xlink:href="https://private-user-images.githubusercontent.com/19540140/248278085-9636223a-a4d0-45af-a3a4-01e86dabd70b.png?jwt=eyJhbGciOiJIUzI1NiIsInR5cCI6IkpXVCJ9.eyJpc3MiOiJnaXRodWIuY29tIiwiYXVkIjoicmF3LmdpdGh1YnVzZXJjb250ZW50LmNvbSIsImtleSI6ImtleTUiLCJleHAiOjE3Mjc4NTMzNTQsIm5iZiI6MTcyNzg1MzA1NCwicGF0aCI6Ii8xOTU0MDE0MC8yNDgyNzgwODUtOTYzNjIyM2EtYTRkMC00NWFmLWEzYTQtMDFlODZkYWJkNzBiLnBuZz9YLUFtei1BbGdvcml0aG09QVdTNC1ITUFDLVNIQTI1NiZYLUFtei1DcmVkZW50aWFsPUFLSUFWQ09EWUxTQTUzUFFLNFpBJTJGMjAyNDEwMDIlMkZ1cy1lYXN0LTElMkZzMyUyRmF3czRfcmVxdWVzdCZYLUFtei1EYXRlPTIwMjQxMDAyVDA3MTA1NFomWC1BbXotRXhwaXJlcz0zMDAmWC1BbXotU2lnbmF0dXJlPWY3NDJmM2VhMTQzNDcxMmQwMTU3ZDcyY2Y3ODcxNWM4NWRjNjQxYWEwNDAyYzIzNjY4MGI1MTcxNGNhZWI5ZDMmWC1BbXotU2lnbmVkSGVhZGVycz1ob3N0In0.vRd75RbX1MBkimn8OLI6AhvkCcNCBDkDIzwJVwYJSBQ" xlink:type="simple" xlink:show="embed" xlink:actuate="onLoad"/><svg:title>Holy Graph</svg:title></draw:frame></draw: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09:12:00.782460581</meta:creation-date>
    <dc:date>2024-10-02T09:14:21.191373164</dc:date>
    <meta:editing-duration>PT2M21S</meta:editing-duration>
    <meta:editing-cycles>1</meta:editing-cycles>
    <meta:document-statistic meta:table-count="3" meta:image-count="1" meta:object-count="0" meta:page-count="9" meta:paragraph-count="281" meta:word-count="1977" meta:character-count="12738" meta:non-whitespace-character-count="10640"/>
    <meta:generator>LibreOffice/7.3.7.2$Linux_X86_64 LibreOffice_project/30$Build-2</meta:generator>
  </office:meta>
</office:document-meta>
</file>